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gr3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693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g draw:name="Mikrotik RB/CRS1xx-RM" xml:id="id53" draw:id="id53">
          <draw:g draw:name="universal controller">
            <draw:g>
              <draw:polygon draw:style-name="gr232" draw:text-style-name="P18" draw:layer="layout" svg:width="1.001cm" svg:height="0.82cm" svg:x="13.586cm" svg:y="11.813cm" svg:viewBox="0 0 1002 821" draw:points="0,435 1,314 419,0 1002,387 1000,506 582,821">
                <text:p/>
              </draw:polygon>
              <draw:polygon draw:style-name="gr232" draw:text-style-name="P18" draw:layer="layout" svg:width="0.999cm" svg:height="0.699cm" svg:x="13.588cm" svg:y="11.813cm" svg:viewBox="0 0 1000 700" draw:points="0,314 418,0 1000,387 582,700">
                <text:p/>
              </draw:polygon>
              <draw:polygon draw:style-name="gr232" draw:text-style-name="P18" draw:layer="layout" svg:width="0.419cm" svg:height="0.433cm" svg:x="14.168cm" svg:y="12.2cm" svg:viewBox="0 0 420 434" draw:points="0,434 1,314 420,0 419,119">
                <text:p/>
              </draw:polygon>
            </draw:g>
            <draw:frame draw:style-name="gr314" draw:text-style-name="P17" draw:layer="layout" svg:width="0.671cm" svg:height="0.27cm" svg:x="13.587cm" svg:y="12.656cm">
              <draw:text-box>
                <text:p text:style-name="P4"><text:span text:style-name="T10">CTRL1</text:span></text:p>
              </draw:text-box>
            </draw:frame>
          </draw:g>
          <draw:g draw:name="ethernet">
            <draw:polygon draw:style-name="gr315" draw:text-style-name="P1" draw:layer="layout" svg:width="0.299cm" svg:height="0.299cm" svg:x="14.252cm" svg:y="12.327cm" svg:viewBox="0 0 300 300" draw:points="0,0 300,0 300,300 0,300">
              <text:p/>
            </draw:polygon>
            <draw:polygon draw:style-name="gr316" draw:text-style-name="P1" draw:layer="layout" svg:width="0.224cm" svg:height="0.214cm" svg:x="14.29cm" svg:y="12.37cm" svg:viewBox="0 0 225 215" draw:points="38,0 225,0 225,128 188,128 188,172 150,172 150,215 75,215 75,172 38,172 38,128 0,128 0,0">
              <text:p/>
            </draw:polygon>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5-01T18:39:51.097577670</dc:date>
    <meta:editing-duration>PT9H30M51S</meta:editing-duration>
    <meta:editing-cycles>98</meta:editing-cycles>
    <meta:generator>LibreOffice/4.2.7.2$Linux_x86 LibreOffice_project/420m0$Build-2</meta:generator>
    <meta:document-statistic meta:object-count="473"/>
  </office:meta>
</office:document-meta>
</file>